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5283" officeooo:paragraph-rsid="000a5283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officeooo:paragraph-rsid="000a5283" style:font-size-asian="9.5pt"/>
    </style:style>
    <style:style style:name="P4" style:family="paragraph" style:parent-style-name="Standard">
      <style:paragraph-properties fo:break-before="page"/>
      <style:text-properties fo:color="#000000" loext:opacity="100%" style:font-name="Cascadia Mono" fo:font-size="9.5pt" officeooo:paragraph-rsid="000b1a42" style:font-size-asian="9.5pt"/>
    </style:style>
    <style:style style:name="P5" style:family="paragraph" style:parent-style-name="Standard">
      <style:text-properties fo:color="#000000" loext:opacity="100%" style:font-name="Cascadia Mono" fo:font-size="9.5pt" officeooo:rsid="000a5283" officeooo:paragraph-rsid="000a5283" style:font-size-asian="9.5pt"/>
    </style:style>
    <style:style style:name="P6" style:family="paragraph" style:parent-style-name="Standard">
      <style:text-properties fo:color="#000000" loext:opacity="100%" style:font-name="Cascadia Mono" fo:font-size="9.5pt" officeooo:rsid="000a5283" officeooo:paragraph-rsid="000b1a42" style:font-size-asian="9.5pt"/>
    </style:style>
    <style:style style:name="P7" style:family="paragraph" style:parent-style-name="Standard">
      <style:text-properties fo:color="#000000" loext:opacity="100%" style:font-name="Cascadia Mono" fo:font-size="9.5pt" style:font-size-asian="9.5pt"/>
    </style:style>
    <style:style style:name="P8" style:family="paragraph" style:parent-style-name="Standard">
      <style:text-properties fo:color="#000000" loext:opacity="100%" style:font-name="Cascadia Mono" fo:font-size="9.5pt" officeooo:rsid="000a5283" officeooo:paragraph-rsid="000a5283" style:font-size-asian="9.5pt"/>
    </style:style>
    <style:style style:name="P9" style:family="paragraph" style:parent-style-name="Standard">
      <style:text-properties officeooo:rsid="000a5283" officeooo:paragraph-rsid="000a5283"/>
    </style:style>
    <style:style style:name="P10" style:family="paragraph" style:parent-style-name="Standard">
      <style:text-properties officeooo:rsid="000bed9d" officeooo:paragraph-rsid="000bed9d"/>
    </style:style>
    <style:style style:name="T1" style:family="text">
      <style:text-properties officeooo:rsid="000a5283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2b91af" loext:opacity="100%"/>
    </style:style>
    <style:style style:name="T5" style:family="text">
      <style:text-properties fo:color="#2b91af" loext:opacity="100%" style:font-name="Cascadia Mono" fo:font-size="9.5pt" style:font-size-asian="9.5pt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officeooo:rsid="000b1a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ste ejercicio tuvimos que crear un <text:s/>código para una empresa en crecimiento el cual pueda guardar sus archivos de forma mas eficiente y de manera digital, para luego poder imprimirlos cuando los necesiten.</text:p>
      <text:p text:style-name="P1"/>
      <text:p text:style-name="P10">Este cuenta con la clase Impresora la cual es la clase madre y tiene variables y los metodos get y set. Tambien muestra la información en pantalla. A parte tenemos la clase Remito, FacturaLuz, Municipal y ReciboSueldo que son hijas de Impresora.</text:p>
      <text:p text:style-name="P1"/>
      <text:p text:style-name="P1"><text:span text:style-name="T2">internal</text:span><text:span text:style-name="T3"> </text:span><text:span text:style-name="T2">class</text:span><text:span text:style-name="T3"> </text:span><text:span text:style-name="T5">Program</text:span></text:p>
      <text:p text:style-name="P2"><text:s text:c="4"/>{</text:p>
      <text:p text:style-name="Standard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2"><text:s text:c="8"/>{</text:p>
      <text:p text:style-name="P2"><text:tab/></text:p>
      <text:p text:style-name="P2"><text:tab/><text:span text:style-name="T1">(sobrecargamos la variable Nuevo)</text:span></text:p>
      <text:p text:style-name="Standard"><text:span text:style-name="T3"><text:s text:c="12"/>Impresora Nuevo = </text:span><text:span text:style-name="T2">new</text:span><text:span text:style-name="T3"> Impresora();</text:span></text:p>
      <text:p text:style-name="P2"/>
      <text:p text:style-name="P3"><text:tab/><text:span text:style-name="T1">(llamamos a las funciones que realizan los cálculos)</text:span></text:p>
      <text:p text:style-name="P2"><text:s text:c="12"/>Nuevo.ImprimirFactura();</text:p>
      <text:p text:style-name="P2"><text:s text:c="12"/>Nuevo.ImprimirFacturaLuz();</text:p>
      <text:p text:style-name="P2"><text:s text:c="12"/>Nuevo.ImprimirMunicipal();</text:p>
      <text:p text:style-name="P2"><text:s text:c="12"/>Nuevo.ImprimirRemito();</text:p>
      <text:p text:style-name="P2"/>
      <text:p text:style-name="P2"><text:s text:c="8"/>}</text:p>
      <text:p text:style-name="P2"><text:s text:c="4"/>}</text:p>
      <text:p text:style-name="P2"/>
      <text:p text:style-name="P5">(creamos la clase Impresora)</text:p>
      <text:p text:style-name="Standard"><text:span text:style-name="T3"><text:s text:c="4"/></text:span><text:span text:style-name="T2">class</text:span><text:span text:style-name="T3"> </text:span><text:span text:style-name="T5">Impresora</text:span></text:p>
      <text:p text:style-name="P2"><text:s text:c="4"/>{</text:p>
      <text:p text:style-name="P2"/>
      <text:p text:style-name="Standard"><text:span text:style-name="T3"><text:s text:c="8"/></text:span><text:span text:style-name="T2">private</text:span><text:span text:style-name="T3"> </text:span><text:span text:style-name="T2">int</text:span><text:span text:style-name="T3"> fecha;</text:span></text:p>
      <text:p text:style-name="Standard"><text:span text:style-name="T3"><text:s text:c="8"/></text:span><text:span text:style-name="T2">private</text:span><text:span text:style-name="T3"> </text:span><text:span text:style-name="T2">int</text:span><text:span text:style-name="T3"> importe;</text:span></text:p>
      <text:p text:style-name="P2"/>
      <text:p text:style-name="Standard"><text:span text:style-name="T3"><text:s text:c="8"/></text:span><text:span text:style-name="T2">public</text:span><text:span text:style-name="T3"> </text:span><text:span text:style-name="T5">Impresora</text:span><text:span text:style-name="T3">(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fecha = 0;</text:span></text:p>
      <text:p text:style-name="Standard"><text:span text:style-name="T3"><text:s text:c="12"/></text:span><text:span text:style-name="T2">this</text:span><text:span text:style-name="T3">.importe = 0;</text:span></text:p>
      <text:p text:style-name="P2"><text:s text:c="8"/>}</text:p>
      <text:p text:style-name="Standard"><text:span text:style-name="T3"><text:s text:c="8"/></text:span><text:span text:style-name="T2">public</text:span><text:span text:style-name="T3"> </text:span><text:span text:style-name="T5">Impresora</text:span><text:span text:style-name="T3">(</text:span><text:span text:style-name="T2">int</text:span><text:span text:style-name="T3"> fecha, </text:span><text:span text:style-name="T2">int</text:span><text:span text:style-name="T3"> importe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fecha = fecha;</text:span></text:p>
      <text:p text:style-name="Standard"><text:span text:style-name="T3"><text:s text:c="12"/></text:span><text:span text:style-name="T2">this</text:span><text:span text:style-name="T3">.importe = importe;</text:span></text:p>
      <text:p text:style-name="P2"><text:s text:c="8"/>}</text:p>
      <text:p text:style-name="P2"/>
      <text:p text:style-name="P2"/>
      <text:p text:style-name="P5">(creamos los getters y setters)</text:p>
      <text:p text:style-name="Standard"><text:span text:style-name="T3"><text:s text:c="8"/></text:span><text:span text:style-name="T2">public</text:span><text:span text:style-name="T3"> </text:span><text:span text:style-name="T2">int</text:span><text:span text:style-name="T3"> getFecha()</text:span></text:p>
      <text:p text:style-name="P2"><text:s text:c="8"/>{</text:p>
      <text:p text:style-name="P2"/>
      <text:p text:style-name="Standard"><text:span text:style-name="T3"><text:s text:c="12"/></text:span><text:span text:style-name="T2">return</text:span><text:span text:style-name="T3"> (fecha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setFecha(</text:span><text:span text:style-name="T2">int</text:span><text:span text:style-name="T3"> fecha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fecha = fecha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int</text:span><text:span text:style-name="T3"> getImporte()</text:span></text:p>
      <text:p text:style-name="P2"><text:s text:c="8"/>{</text:p>
      <text:p text:style-name="P2"/>
      <text:p text:style-name="Standard"><text:span text:style-name="T3"><text:s text:c="12"/></text:span><text:span text:style-name="T2">return</text:span><text:span text:style-name="T3"> (importe);</text:span></text:p>
      <text:p text:style-name="P2"><text:soft-page-break/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setImporte(</text:span><text:span text:style-name="T2">int</text:span><text:span text:style-name="T3"> importe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importe = importe;</text:span></text:p>
      <text:p text:style-name="P2"><text:s text:c="8"/>}</text:p>
      <text:p text:style-name="P2"/>
      <text:p text:style-name="P2"/>
      <text:p text:style-name="P5">( mostramos la información en pantalla)</text:p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ImprimirFactura()</text:span></text:p>
      <text:p text:style-name="P2"><text:s text:c="8"/>{</text:p>
      <text:p text:style-name="P2"/>
      <text:p text:style-name="Standard"><text:span text:style-name="T3"><text:s text:c="12"/>Console.WriteLine(</text:span><text:span text:style-name="T6">"Imprimiendo Factura"</text:span><text:span text:style-name="T3">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ImprimirFacturaLuz()</text:span></text:p>
      <text:p text:style-name="P2"><text:s text:c="8"/>{</text:p>
      <text:p text:style-name="P2"/>
      <text:p text:style-name="Standard"><text:span text:style-name="T3"><text:s text:c="12"/>Console.WriteLine(</text:span><text:span text:style-name="T6">"Imprimiendo Factura de Luz"</text:span><text:span text:style-name="T3">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ImprimirMunicipal()</text:span></text:p>
      <text:p text:style-name="P2"><text:s text:c="8"/>{</text:p>
      <text:p text:style-name="P2"/>
      <text:p text:style-name="Standard"><text:span text:style-name="T3"><text:s text:c="12"/>Console.WriteLine(</text:span><text:span text:style-name="T6">"Imprimiendo Municipal"</text:span><text:span text:style-name="T3">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ImprimirReciboSueldo()</text:span></text:p>
      <text:p text:style-name="P2"><text:s text:c="8"/>{</text:p>
      <text:p text:style-name="P2"/>
      <text:p text:style-name="Standard"><text:span text:style-name="T3"><text:s text:c="12"/>Console.WriteLine(</text:span><text:span text:style-name="T6">"Imprimiendo Recibo de Sueldo"</text:span><text:span text:style-name="T3">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ImprimirRemito()</text:span></text:p>
      <text:p text:style-name="P2"><text:s text:c="8"/>{</text:p>
      <text:p text:style-name="P2"/>
      <text:p text:style-name="Standard"><text:span text:style-name="T3"><text:s text:c="12"/>Console.WriteLine(</text:span><text:span text:style-name="T6">"Imprimiendo Remito"</text:span><text:span text:style-name="T3">);</text:span></text:p>
      <text:p text:style-name="P2"><text:s text:c="8"/>}</text:p>
      <text:p text:style-name="P2"><text:s text:c="4"/>}</text:p>
      <text:p text:style-name="P2"/>
      <text:p text:style-name="P2"/>
      <text:p text:style-name="P5">(creamos la clase remito <text:span text:style-name="T7">la cual tiene a la clase impresora como clase madre</text:span>)</text:p>
      <text:p text:style-name="Standard"><text:span text:style-name="T3"><text:s text:c="4"/></text:span><text:span text:style-name="T2">class</text:span><text:span text:style-name="T3"> </text:span><text:span text:style-name="T5">Remito</text:span><text:span text:style-name="T3"> : Impresora</text:span></text:p>
      <text:p text:style-name="P2"><text:s text:c="4"/>{</text:p>
      <text:p text:style-name="P2"/>
      <text:p text:style-name="Standard"><text:span text:style-name="T3"><text:s text:c="8"/></text:span><text:span text:style-name="T2">private</text:span><text:span text:style-name="T3"> </text:span><text:span text:style-name="T2">int</text:span><text:span text:style-name="T3"> CantBultos;</text:span></text:p>
      <text:p text:style-name="Standard"><text:span text:style-name="T3"><text:s text:c="8"/></text:span><text:span text:style-name="T2">private</text:span><text:span text:style-name="T3"> </text:span><text:span text:style-name="T2">int</text:span><text:span text:style-name="T3"> Numero;</text:span></text:p>
      <text:p text:style-name="P2"/>
      <text:p text:style-name="P2"><text:s text:c="8"/></text:p>
      <text:p text:style-name="P2"><text:s text:c="8"/></text:p>
      <text:p text:style-name="P2"/>
      <text:p text:style-name="Standard"><text:span text:style-name="T3"><text:s text:c="8"/></text:span><text:span text:style-name="T2">public</text:span><text:span text:style-name="T3"> </text:span><text:span text:style-name="T5">Remito</text:span><text:span text:style-name="T3">(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CantBultos = 0;</text:span></text:p>
      <text:p text:style-name="Standard"><text:span text:style-name="T3"><text:s text:c="12"/></text:span><text:span text:style-name="T2">this</text:span><text:span text:style-name="T3">.Numero = 0;</text:span></text:p>
      <text:p text:style-name="P2"><text:s text:c="8"/>}</text:p>
      <text:p text:style-name="Standard"><text:span text:style-name="T3"><text:s text:c="8"/></text:span><text:span text:style-name="T2">public</text:span><text:span text:style-name="T3"> </text:span><text:span text:style-name="T5">Remito</text:span><text:span text:style-name="T3">(</text:span><text:span text:style-name="T2">int</text:span><text:span text:style-name="T3"> CantBultos, </text:span><text:span text:style-name="T2">int</text:span><text:span text:style-name="T3"> Numero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CantBultos = CantBultos;</text:span></text:p>
      <text:p text:style-name="Standard"><text:span text:style-name="T3"><text:s text:c="12"/></text:span><text:span text:style-name="T2">this</text:span><text:span text:style-name="T3">.Numero = Numero;</text:span></text:p>
      <text:p text:style-name="P2"><text:s text:c="8"/>}</text:p>
      <text:p text:style-name="P2"/>
      <text:p text:style-name="P4"/>
      <text:p text:style-name="P6">(creamos los getters y setters)</text:p>
      <text:p text:style-name="Standard"><text:span text:style-name="T3"><text:s text:c="8"/></text:span><text:span text:style-name="T2">public</text:span><text:span text:style-name="T3"> </text:span><text:span text:style-name="T2">int</text:span><text:span text:style-name="T3"> getCantBultos()</text:span></text:p>
      <text:p text:style-name="P2"><text:s text:c="8"/>{</text:p>
      <text:p text:style-name="P2"/>
      <text:p text:style-name="Standard"><text:span text:style-name="T3"><text:s text:c="12"/></text:span><text:span text:style-name="T2">return</text:span><text:span text:style-name="T3"> (CantBultos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setCantBultos(</text:span><text:span text:style-name="T2">int</text:span><text:span text:style-name="T3"> CantBultos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CantBultos = CantBultos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int</text:span><text:span text:style-name="T3"> getNumero()</text:span></text:p>
      <text:p text:style-name="P2"><text:s text:c="8"/>{</text:p>
      <text:p text:style-name="P2"/>
      <text:p text:style-name="Standard"><text:span text:style-name="T3"><text:s text:c="12"/></text:span><text:span text:style-name="T2">return</text:span><text:span text:style-name="T3"> (Numero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setNumero(</text:span><text:span text:style-name="T2">int</text:span><text:span text:style-name="T3"> Numero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Numero = Numero;</text:span></text:p>
      <text:p text:style-name="P2"><text:s text:c="8"/>}</text:p>
      <text:p text:style-name="P2"/>
      <text:p text:style-name="P2"><text:s text:c="4"/>}</text:p>
      <text:p text:style-name="P6">(creamos la clase <text:span text:style-name="T4">FacturaLuz</text:span> <text:span text:style-name="T7">la cual tiene a la clase impresora como clase madre</text:span>)</text:p>
      <text:p text:style-name="Standard"><text:span text:style-name="T3"><text:s text:c="4"/></text:span><text:span text:style-name="T2">class</text:span><text:span text:style-name="T3"> </text:span><text:span text:style-name="T5">FacturaLuz</text:span><text:span text:style-name="T3"> : Impresora</text:span></text:p>
      <text:p text:style-name="P2"><text:s text:c="4"/>{</text:p>
      <text:p text:style-name="P2"/>
      <text:p text:style-name="Standard"><text:span text:style-name="T3"><text:s text:c="8"/></text:span><text:span text:style-name="T2">private</text:span><text:span text:style-name="T3"> </text:span><text:span text:style-name="T2">int</text:span><text:span text:style-name="T3"> CodigoPago;</text:span></text:p>
      <text:p text:style-name="P2"/>
      <text:p text:style-name="Standard"><text:span text:style-name="T3"><text:s text:c="8"/></text:span><text:span text:style-name="T2">public</text:span><text:span text:style-name="T3"> </text:span><text:span text:style-name="T5">FacturaLuz</text:span><text:span text:style-name="T3">(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CodigoPago = 0;</text:span></text:p>
      <text:p text:style-name="P2"/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5">FacturaLuz</text:span><text:span text:style-name="T3">(</text:span><text:span text:style-name="T2">int</text:span><text:span text:style-name="T3"> CodigoPago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CodigoPago = CodigoPago;</text:span></text:p>
      <text:p text:style-name="P2"/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int</text:span><text:span text:style-name="T3"> getCodigoPago()</text:span></text:p>
      <text:p text:style-name="P2"><text:s text:c="8"/>{</text:p>
      <text:p text:style-name="P2"/>
      <text:p text:style-name="Standard"><text:span text:style-name="T3"><text:s text:c="12"/></text:span><text:span text:style-name="T2">return</text:span><text:span text:style-name="T3"> (CodigoPago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setCodigoPago(</text:span><text:span text:style-name="T2">int</text:span><text:span text:style-name="T3"> CodigoPago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CodigoPago = CodigoPago;</text:span></text:p>
      <text:p text:style-name="P2"><text:s text:c="8"/>}</text:p>
      <text:p text:style-name="P2"><text:s text:c="4"/>}</text:p>
      <text:p text:style-name="P2"/>
      <text:p text:style-name="P2"/>
      <text:p text:style-name="P6">(creamos la clase <text:span text:style-name="T4">Municipal</text:span> <text:span text:style-name="T7">la cual tiene a la clase impresora como clase madre</text:span>)</text:p>
      <text:p text:style-name="Standard"><text:span text:style-name="T3"><text:s text:c="4"/></text:span><text:span text:style-name="T2">class</text:span><text:span text:style-name="T3"> </text:span><text:span text:style-name="T5">Municipal</text:span><text:span text:style-name="T3"> : Impresora</text:span></text:p>
      <text:p text:style-name="P2"><text:s text:c="4"/>{</text:p>
      <text:p text:style-name="P2"/>
      <text:p text:style-name="Standard"><text:soft-page-break/><text:span text:style-name="T3"><text:s text:c="8"/></text:span><text:span text:style-name="T2">private</text:span><text:span text:style-name="T3"> </text:span><text:span text:style-name="T2">int</text:span><text:span text:style-name="T3"> Partida;</text:span></text:p>
      <text:p text:style-name="P2"/>
      <text:p text:style-name="Standard"><text:span text:style-name="T3"><text:s text:c="8"/></text:span><text:span text:style-name="T2">public</text:span><text:span text:style-name="T3"> </text:span><text:span text:style-name="T5">Municipal</text:span><text:span text:style-name="T3">(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Partida = 0;</text:span></text:p>
      <text:p text:style-name="P2"/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5">Municipal</text:span><text:span text:style-name="T3">(</text:span><text:span text:style-name="T2">int</text:span><text:span text:style-name="T3"> Partida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Partida = Partida;</text:span></text:p>
      <text:p text:style-name="P2"/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int</text:span><text:span text:style-name="T3"> getPartida()</text:span></text:p>
      <text:p text:style-name="P2"><text:s text:c="8"/>{</text:p>
      <text:p text:style-name="P2"/>
      <text:p text:style-name="Standard"><text:span text:style-name="T3"><text:s text:c="12"/></text:span><text:span text:style-name="T2">return</text:span><text:span text:style-name="T3"> (Partida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setPartida(</text:span><text:span text:style-name="T2">int</text:span><text:span text:style-name="T3"> Partida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Partida = Partida;</text:span></text:p>
      <text:p text:style-name="P2"><text:s text:c="8"/>}</text:p>
      <text:p text:style-name="P2"/>
      <text:p text:style-name="P2"/>
      <text:p text:style-name="P2"><text:s text:c="4"/>}</text:p>
      <text:p text:style-name="P2"/>
      <text:p text:style-name="P2"/>
      <text:p text:style-name="P6">(creamos la clase <text:span text:style-name="T4">ReciboSueldo</text:span> <text:span text:style-name="T7">la cual tiene a la clase impresora como clase madre</text:span>)</text:p>
      <text:p text:style-name="Standard"><text:span text:style-name="T3"><text:s text:c="4"/></text:span><text:span text:style-name="T2">class</text:span><text:span text:style-name="T3"> </text:span><text:span text:style-name="T5">ReciboSueldo</text:span><text:span text:style-name="T3"> : Impresora</text:span></text:p>
      <text:p text:style-name="P2"><text:s text:c="4"/>{</text:p>
      <text:p text:style-name="P2"/>
      <text:p text:style-name="Standard"><text:span text:style-name="T3"><text:s text:c="8"/></text:span><text:span text:style-name="T2">private</text:span><text:span text:style-name="T3"> </text:span><text:span text:style-name="T2">int</text:span><text:span text:style-name="T3"> Legajo;</text:span></text:p>
      <text:p text:style-name="Standard"><text:span text:style-name="T3"><text:s text:c="8"/></text:span><text:span text:style-name="T2">private</text:span><text:span text:style-name="T3"> </text:span><text:span text:style-name="T2">int</text:span><text:span text:style-name="T3"> Total;</text:span></text:p>
      <text:p text:style-name="P2"/>
      <text:p text:style-name="Standard"><text:span text:style-name="T3"><text:s text:c="8"/></text:span><text:span text:style-name="T2">public</text:span><text:span text:style-name="T3"> </text:span><text:span text:style-name="T5">ReciboSueldo</text:span><text:span text:style-name="T3">(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Legajo = 0;</text:span></text:p>
      <text:p text:style-name="Standard"><text:span text:style-name="T3"><text:s text:c="12"/></text:span><text:span text:style-name="T2">this</text:span><text:span text:style-name="T3">.Total = 0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5">ReciboSueldo</text:span><text:span text:style-name="T3">(</text:span><text:span text:style-name="T2">int</text:span><text:span text:style-name="T3"> Legajo, </text:span><text:span text:style-name="T2">int</text:span><text:span text:style-name="T3"> Total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Legajo = Legajo;</text:span></text:p>
      <text:p text:style-name="Standard"><text:span text:style-name="T3"><text:s text:c="12"/></text:span><text:span text:style-name="T2">this</text:span><text:span text:style-name="T3">.Total = Total;</text:span></text:p>
      <text:p text:style-name="P2"/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int</text:span><text:span text:style-name="T3"> getLegajo()</text:span></text:p>
      <text:p text:style-name="P2"><text:s text:c="8"/>{</text:p>
      <text:p text:style-name="P2"/>
      <text:p text:style-name="Standard"><text:span text:style-name="T3"><text:s text:c="12"/></text:span><text:span text:style-name="T2">return</text:span><text:span text:style-name="T3"> (Legajo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setLegajo(</text:span><text:span text:style-name="T2">int</text:span><text:span text:style-name="T3"> Legajo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Legajo = Legajo;</text:span></text:p>
      <text:p text:style-name="P2"><text:s text:c="8"/>}</text:p>
      <text:p text:style-name="P2"><text:soft-page-break/></text:p>
      <text:p text:style-name="Standard"><text:span text:style-name="T3"><text:s text:c="8"/></text:span><text:span text:style-name="T2">public</text:span><text:span text:style-name="T3"> </text:span><text:span text:style-name="T2">int</text:span><text:span text:style-name="T3"> getTotal()</text:span></text:p>
      <text:p text:style-name="P2"><text:s text:c="8"/>{</text:p>
      <text:p text:style-name="P2"/>
      <text:p text:style-name="Standard"><text:span text:style-name="T3"><text:s text:c="12"/></text:span><text:span text:style-name="T2">return</text:span><text:span text:style-name="T3"> (Total);</text:span></text:p>
      <text:p text:style-name="P2"><text:s text:c="8"/>}</text:p>
      <text:p text:style-name="P2"/>
      <text:p text:style-name="Standard"><text:span text:style-name="T3"><text:s text:c="8"/></text:span><text:span text:style-name="T2">public</text:span><text:span text:style-name="T3"> </text:span><text:span text:style-name="T2">void</text:span><text:span text:style-name="T3"> setTotal(</text:span><text:span text:style-name="T2">int</text:span><text:span text:style-name="T3"> Total)</text:span></text:p>
      <text:p text:style-name="P2"><text:s text:c="8"/>{</text:p>
      <text:p text:style-name="P2"/>
      <text:p text:style-name="Standard"><text:span text:style-name="T3"><text:s text:c="12"/></text:span><text:span text:style-name="T2">this</text:span><text:span text:style-name="T3">.Total = Total;</text:span></text:p>
      <text:p text:style-name="P2"><text:s text:c="8"/>}</text:p>
      <text:p text:style-name="P2"/>
      <text:p text:style-name="P2"/>
      <text:p text:style-name="P5"><text:s text:c="4"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19:53:02.773000000</dc:date>
    <meta:editing-duration>PT6M30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5" meta:paragraph-count="179" meta:word-count="502" meta:character-count="4716" meta:non-whitespace-character-count="2966"/>
  </office:meta>
</office:document-meta>
</file>